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435cm" svg:height="6.062cm" svg:x="18.081cm" svg:y="16.787cm">
            <draw:object draw:notify-on-update-of-ranges="Sheet1.D38:Sheet1.D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188cm" svg:height="5.487cm" svg:x="18.163cm" svg:y="10.651cm">
            <draw:object draw:notify-on-update-of-ranges="Sheet1.D26:Sheet1.D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.372cm" svg:height="5.791cm" svg:x="18.061cm" svg:y="4.09cm">
            <draw:object draw:notify-on-update-of-ranges="Sheet1.D10:Sheet1.D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_sampleBuffer[0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1f</text:p>
          </table:table-cell>
          <table:table-cell table:formula="of:=HEX2DEC(MID([.C1];3;2))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_sampleBuffer[1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24</text:p>
          </table:table-cell>
          <table:table-cell table:formula="of:=HEX2DEC(MID([.C2];3;2))" office:value-type="float" office:value="36" calcext:value-type="float">
            <text:p>36</text:p>
          </table:table-cell>
          <table:table-cell table:formula="of:=[.D2]-[.D1]" office:value-type="float" office:value="5" calcext:value-type="float">
            <text:p>5</text:p>
          </table:table-cell>
          <table:table-cell table:formula="of:=SIGN([.E2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2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2c</text:p>
          </table:table-cell>
          <table:table-cell table:formula="of:=HEX2DEC(MID([.C3];3;2))" office:value-type="float" office:value="44" calcext:value-type="float">
            <text:p>44</text:p>
          </table:table-cell>
          <table:table-cell table:formula="of:=[.D3]-[.D2]" office:value-type="float" office:value="8" calcext:value-type="float">
            <text:p>8</text:p>
          </table:table-cell>
          <table:table-cell table:formula="of:=SIGN([.E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3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2</text:p>
          </table:table-cell>
          <table:table-cell table:formula="of:=HEX2DEC(MID([.C4];3;2))" office:value-type="float" office:value="50" calcext:value-type="float">
            <text:p>50</text:p>
          </table:table-cell>
          <table:table-cell table:formula="of:=[.D4]-[.D3]" office:value-type="float" office:value="6" calcext:value-type="float">
            <text:p>6</text:p>
          </table:table-cell>
          <table:table-cell table:formula="of:=SIGN([.E4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4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9</text:p>
          </table:table-cell>
          <table:table-cell table:formula="of:=HEX2DEC(MID([.C5];3;2))" office:value-type="float" office:value="57" calcext:value-type="float">
            <text:p>57</text:p>
          </table:table-cell>
          <table:table-cell table:formula="of:=[.D5]-[.D4]" office:value-type="float" office:value="7" calcext:value-type="float">
            <text:p>7</text:p>
          </table:table-cell>
          <table:table-cell table:formula="of:=SIGN([.E5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5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4</text:p>
          </table:table-cell>
          <table:table-cell table:formula="of:=HEX2DEC(MID([.C6];3;2))" office:value-type="float" office:value="68" calcext:value-type="float">
            <text:p>68</text:p>
          </table:table-cell>
          <table:table-cell table:formula="of:=[.D6]-[.D5]" office:value-type="float" office:value="11" calcext:value-type="float">
            <text:p>11</text:p>
          </table:table-cell>
          <table:table-cell table:formula="of:=SIGN([.E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6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c</text:p>
          </table:table-cell>
          <table:table-cell table:formula="of:=HEX2DEC(MID([.C7];3;2))" office:value-type="float" office:value="76" calcext:value-type="float">
            <text:p>76</text:p>
          </table:table-cell>
          <table:table-cell table:formula="of:=[.D7]-[.D6]" office:value-type="float" office:value="8" calcext:value-type="float">
            <text:p>8</text:p>
          </table:table-cell>
          <table:table-cell table:formula="of:=SIGN([.E7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7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54</text:p>
          </table:table-cell>
          <table:table-cell table:formula="of:=HEX2DEC(MID([.C8];3;2))" office:value-type="float" office:value="84" calcext:value-type="float">
            <text:p>84</text:p>
          </table:table-cell>
          <table:table-cell table:formula="of:=[.D8]-[.D7]" office:value-type="float" office:value="8" calcext:value-type="float">
            <text:p>8</text:p>
          </table:table-cell>
          <table:table-cell table:formula="of:=SIGN([.E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.F2:.F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0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7</text:p>
          </table:table-cell>
          <table:table-cell table:formula="of:=HEX2DEC(MID([.C10];3;2))" office:value-type="float" office:value="7" calcext:value-type="float">
            <text:p>7</text:p>
          </table:table-cell>
          <table:table-cell table:number-columns-repeated="2"/>
          <table:table-cell table:formula="of:=MAX([.D10:.D23])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_sampleBuffer[1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5</text:p>
          </table:table-cell>
          <table:table-cell table:formula="of:=HEX2DEC(MID([.C11];3;2))" office:value-type="float" office:value="5" calcext:value-type="float">
            <text:p>5</text:p>
          </table:table-cell>
          <table:table-cell table:formula="of:=[.D11]-[.D10]" office:value-type="float" office:value="-2" calcext:value-type="float">
            <text:p>-2</text:p>
          </table:table-cell>
          <table:table-cell table:formula="of:=SIGN([.E11])" office:value-type="float" office:value="-1" calcext:value-type="float">
            <text:p>-1</text:p>
          </table:table-cell>
          <table:table-cell table:formula="of:=MIN([.D10:.D23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_sampleBuffer[2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8</text:p>
          </table:table-cell>
          <table:table-cell table:formula="of:=HEX2DEC(MID([.C12];3;2))" office:value-type="float" office:value="8" calcext:value-type="float">
            <text:p>8</text:p>
          </table:table-cell>
          <table:table-cell table:formula="of:=[.D12]-[.D11]" office:value-type="float" office:value="3" calcext:value-type="float">
            <text:p>3</text:p>
          </table:table-cell>
          <table:table-cell table:formula="of:=SIGN([.E12])" office:value-type="float" office:value="1" calcext:value-type="float">
            <text:p>1</text:p>
          </table:table-cell>
          <table:table-cell table:formula="of:=[.D23]-[.D10]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_sampleBuffer[3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e</text:p>
          </table:table-cell>
          <table:table-cell table:formula="of:=HEX2DEC(MID([.C13];3;2))" office:value-type="float" office:value="14" calcext:value-type="float">
            <text:p>14</text:p>
          </table:table-cell>
          <table:table-cell table:formula="of:=[.D13]-[.D12]" office:value-type="float" office:value="6" calcext:value-type="float">
            <text:p>6</text:p>
          </table:table-cell>
          <table:table-cell table:formula="of:=SIGN([.E1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4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13</text:p>
          </table:table-cell>
          <table:table-cell table:formula="of:=HEX2DEC(MID([.C14];3;2))" office:value-type="float" office:value="19" calcext:value-type="float">
            <text:p>19</text:p>
          </table:table-cell>
          <table:table-cell table:formula="of:=[.D14]-[.D13]" office:value-type="float" office:value="5" calcext:value-type="float">
            <text:p>5</text:p>
          </table:table-cell>
          <table:table-cell table:formula="of:=SIGN([.E14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5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19</text:p>
          </table:table-cell>
          <table:table-cell table:formula="of:=HEX2DEC(MID([.C15];3;2))" office:value-type="float" office:value="25" calcext:value-type="float">
            <text:p>25</text:p>
          </table:table-cell>
          <table:table-cell table:formula="of:=[.D15]-[.D14]" office:value-type="float" office:value="6" calcext:value-type="float">
            <text:p>6</text:p>
          </table:table-cell>
          <table:table-cell table:formula="of:=SIGN([.E15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6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1e</text:p>
          </table:table-cell>
          <table:table-cell table:formula="of:=HEX2DEC(MID([.C16];3;2))" office:value-type="float" office:value="30" calcext:value-type="float">
            <text:p>30</text:p>
          </table:table-cell>
          <table:table-cell table:formula="of:=[.D16]-[.D15]" office:value-type="float" office:value="5" calcext:value-type="float">
            <text:p>5</text:p>
          </table:table-cell>
          <table:table-cell table:formula="of:=SIGN([.E1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7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27</text:p>
          </table:table-cell>
          <table:table-cell table:formula="of:=HEX2DEC(MID([.C17];3;2))" office:value-type="float" office:value="39" calcext:value-type="float">
            <text:p>39</text:p>
          </table:table-cell>
          <table:table-cell table:formula="of:=[.D17]-[.D16]" office:value-type="float" office:value="9" calcext:value-type="float">
            <text:p>9</text:p>
          </table:table-cell>
          <table:table-cell table:formula="of:=SIGN([.E17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8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2</text:p>
          </table:table-cell>
          <table:table-cell table:formula="of:=HEX2DEC(MID([.C18];3;2))" office:value-type="float" office:value="50" calcext:value-type="float">
            <text:p>50</text:p>
          </table:table-cell>
          <table:table-cell table:formula="of:=[.D18]-[.D17]" office:value-type="float" office:value="11" calcext:value-type="float">
            <text:p>11</text:p>
          </table:table-cell>
          <table:table-cell table:formula="of:=SIGN([.E1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9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c</text:p>
          </table:table-cell>
          <table:table-cell table:formula="of:=HEX2DEC(MID([.C19];3;2))" office:value-type="float" office:value="60" calcext:value-type="float">
            <text:p>60</text:p>
          </table:table-cell>
          <table:table-cell table:formula="of:=[.D19]-[.D18]" office:value-type="float" office:value="10" calcext:value-type="float">
            <text:p>10</text:p>
          </table:table-cell>
          <table:table-cell table:formula="of:=SIGN([.E19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10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6</text:p>
          </table:table-cell>
          <table:table-cell table:formula="of:=HEX2DEC(MID([.C20];3;2))" office:value-type="float" office:value="70" calcext:value-type="float">
            <text:p>70</text:p>
          </table:table-cell>
          <table:table-cell table:formula="of:=[.D20]-[.D19]" office:value-type="float" office:value="10" calcext:value-type="float">
            <text:p>10</text:p>
          </table:table-cell>
          <table:table-cell table:formula="of:=SIGN([.E20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11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e</text:p>
          </table:table-cell>
          <table:table-cell table:formula="of:=HEX2DEC(MID([.C21];3;2))" office:value-type="float" office:value="78" calcext:value-type="float">
            <text:p>78</text:p>
          </table:table-cell>
          <table:table-cell table:formula="of:=[.D21]-[.D20]" office:value-type="float" office:value="8" calcext:value-type="float">
            <text:p>8</text:p>
          </table:table-cell>
          <table:table-cell table:formula="of:=SIGN([.E21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12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58</text:p>
          </table:table-cell>
          <table:table-cell table:formula="of:=HEX2DEC(MID([.C22];3;2))" office:value-type="float" office:value="88" calcext:value-type="float">
            <text:p>88</text:p>
          </table:table-cell>
          <table:table-cell table:formula="of:=[.D22]-[.D21]" office:value-type="float" office:value="10" calcext:value-type="float">
            <text:p>10</text:p>
          </table:table-cell>
          <table:table-cell table:formula="of:=SIGN([.E22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13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5a</text:p>
          </table:table-cell>
          <table:table-cell table:formula="of:=HEX2DEC(MID([.C23];3;2))" office:value-type="float" office:value="90" calcext:value-type="float">
            <text:p>90</text:p>
          </table:table-cell>
          <table:table-cell table:formula="of:=[.D23]-[.D22]" office:value-type="float" office:value="2" calcext:value-type="float">
            <text:p>2</text:p>
          </table:table-cell>
          <table:table-cell table:formula="of:=SIGN([.E2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AVERAGE([.E11:.E23])" office:value-type="float" office:value="6.38461538461539" calcext:value-type="float">
            <text:p>6.3846153846</text:p>
          </table:table-cell>
          <table:table-cell table:formula="of:=AVERAGE([.F11:.F23])" office:value-type="float" office:value="0.846153846153846" calcext:value-type="float">
            <text:p>0.8461538462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11:.E23])"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_sampleBuffer[0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c</text:p>
          </table:table-cell>
          <table:table-cell table:formula="of:=HEX2DEC(MID([.C26];3;2))" office:value-type="float" office:value="76" calcext:value-type="float">
            <text:p>76</text:p>
          </table:table-cell>
          <table:table-cell table:number-columns-repeated="2"/>
          <table:table-cell table:formula="of:=MAX([.D26:.D34])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_sampleBuffer[1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52</text:p>
          </table:table-cell>
          <table:table-cell table:formula="of:=HEX2DEC(MID([.C27];3;2))" office:value-type="float" office:value="82" calcext:value-type="float">
            <text:p>82</text:p>
          </table:table-cell>
          <table:table-cell table:formula="of:=[.D27]-[.D26]" office:value-type="float" office:value="6" calcext:value-type="float">
            <text:p>6</text:p>
          </table:table-cell>
          <table:table-cell table:formula="of:=SIGN([.E27])" office:value-type="float" office:value="1" calcext:value-type="float">
            <text:p>1</text:p>
          </table:table-cell>
          <table:table-cell table:formula="of:=MIN([.D26:.D34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_sampleBuffer[2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e</text:p>
          </table:table-cell>
          <table:table-cell table:formula="of:=HEX2DEC(MID([.C28];3;2))" office:value-type="float" office:value="78" calcext:value-type="float">
            <text:p>78</text:p>
          </table:table-cell>
          <table:table-cell table:formula="of:=[.D28]-[.D27]" office:value-type="float" office:value="-4" calcext:value-type="float">
            <text:p>-4</text:p>
          </table:table-cell>
          <table:table-cell table:formula="of:=SIGN([.E28])" office:value-type="float" office:value="-1" calcext:value-type="float">
            <text:p>-1</text:p>
          </table:table-cell>
          <table:table-cell table:formula="of:=[.D34]-[.D26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_sampleBuffer[3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d</text:p>
          </table:table-cell>
          <table:table-cell table:formula="of:=HEX2DEC(MID([.C29];3;2))" office:value-type="float" office:value="61" calcext:value-type="float">
            <text:p>61</text:p>
          </table:table-cell>
          <table:table-cell table:formula="of:=[.D29]-[.D28]" office:value-type="float" office:value="-17" calcext:value-type="float">
            <text:p>-17</text:p>
          </table:table-cell>
          <table:table-cell table:formula="of:=SIGN([.E29]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4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3</text:p>
          </table:table-cell>
          <table:table-cell table:formula="of:=HEX2DEC(MID([.C30];3;2))" office:value-type="float" office:value="51" calcext:value-type="float">
            <text:p>51</text:p>
          </table:table-cell>
          <table:table-cell table:formula="of:=[.D30]-[.D29]" office:value-type="float" office:value="-10" calcext:value-type="float">
            <text:p>-10</text:p>
          </table:table-cell>
          <table:table-cell table:formula="of:=SIGN([.E30]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5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1c</text:p>
          </table:table-cell>
          <table:table-cell table:formula="of:=HEX2DEC(MID([.C31];3;2))" office:value-type="float" office:value="28" calcext:value-type="float">
            <text:p>28</text:p>
          </table:table-cell>
          <table:table-cell table:formula="of:=[.D31]-[.D30]" office:value-type="float" office:value="-23" calcext:value-type="float">
            <text:p>-23</text:p>
          </table:table-cell>
          <table:table-cell table:formula="of:=SIGN([.E31]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6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e</text:p>
          </table:table-cell>
          <table:table-cell table:formula="of:=HEX2DEC(MID([.C32];3;2))" office:value-type="float" office:value="14" calcext:value-type="float">
            <text:p>14</text:p>
          </table:table-cell>
          <table:table-cell table:formula="of:=[.D32]-[.D31]" office:value-type="float" office:value="-14" calcext:value-type="float">
            <text:p>-14</text:p>
          </table:table-cell>
          <table:table-cell table:formula="of:=SIGN([.E32])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7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12</text:p>
          </table:table-cell>
          <table:table-cell table:formula="of:=HEX2DEC(MID([.C33];3;2))" office:value-type="float" office:value="18" calcext:value-type="float">
            <text:p>18</text:p>
          </table:table-cell>
          <table:table-cell table:formula="of:=[.D33]-[.D32]" office:value-type="float" office:value="4" calcext:value-type="float">
            <text:p>4</text:p>
          </table:table-cell>
          <table:table-cell table:formula="of:=SIGN([.E33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_sampleBuffer[8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5c</text:p>
          </table:table-cell>
          <table:table-cell table:formula="of:=HEX2DEC(MID([.C34];3;2))" office:value-type="float" office:value="92" calcext:value-type="float">
            <text:p>92</text:p>
          </table:table-cell>
          <table:table-cell table:formula="of:=[.D34]-[.D33]" office:value-type="float" office:value="74" calcext:value-type="float">
            <text:p>74</text:p>
          </table:table-cell>
          <table:table-cell table:formula="of:=SIGN([.E34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AVERAGE([.E21:.E34])" office:value-type="float" office:value="9.64497041420118" calcext:value-type="float">
            <text:p>9.6449704142</text:p>
          </table:table-cell>
          <table:table-cell table:formula="of:=AVERAGE([.F21:.F34])" office:value-type="float" office:value="0.153846153846154" calcext:value-type="float">
            <text:p>0.1538461538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27:.E34]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_sampleBuffer[0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2</text:p>
          </table:table-cell>
          <table:table-cell table:formula="of:=HEX2DEC(MID([.C38];3;2))" office:value-type="float" office:value="50" calcext:value-type="float">
            <text:p>50</text:p>
          </table:table-cell>
          <table:table-cell table:number-columns-repeated="2"/>
          <table:table-cell table:formula="of:=MAX([.D38:.D48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38]*[.D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_sampleBuffer[1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e</text:p>
          </table:table-cell>
          <table:table-cell table:formula="of:=HEX2DEC(MID([.C39];3;2))" office:value-type="float" office:value="62" calcext:value-type="float">
            <text:p>62</text:p>
          </table:table-cell>
          <table:table-cell table:formula="of:=[.D39]-[.D38]" office:value-type="float" office:value="12" calcext:value-type="float">
            <text:p>12</text:p>
          </table:table-cell>
          <table:table-cell table:formula="of:=SIGN([.E39])" office:value-type="float" office:value="1" calcext:value-type="float">
            <text:p>1</text:p>
          </table:table-cell>
          <table:table-cell table:formula="of:=MIN([.D38:.D48]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H39]*[.D3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_sampleBuffer[2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1</text:p>
          </table:table-cell>
          <table:table-cell table:formula="of:=HEX2DEC(MID([.C40];3;2))" office:value-type="float" office:value="65" calcext:value-type="float">
            <text:p>65</text:p>
          </table:table-cell>
          <table:table-cell table:formula="of:=[.D40]-[.D39]" office:value-type="float" office:value="3" calcext:value-type="float">
            <text:p>3</text:p>
          </table:table-cell>
          <table:table-cell table:formula="of:=SIGN([.E40])" office:value-type="float" office:value="1" calcext:value-type="float">
            <text:p>1</text:p>
          </table:table-cell>
          <table:table-cell table:formula="of:=[.D48]-[.D38]"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[.H40]*[.D40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_sampleBuffer[3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2</text:p>
          </table:table-cell>
          <table:table-cell table:formula="of:=HEX2DEC(MID([.C41];3;2))" office:value-type="float" office:value="66" calcext:value-type="float">
            <text:p>66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SIGN([.E41]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H41]*[.D41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_sampleBuffer[4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43</text:p>
          </table:table-cell>
          <table:table-cell table:formula="of:=HEX2DEC(MID([.C42];3;2))" office:value-type="float" office:value="67" calcext:value-type="float">
            <text:p>67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SIGN([.E42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H42]*[.D42]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_sampleBuffer[5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e</text:p>
          </table:table-cell>
          <table:table-cell table:formula="of:=HEX2DEC(MID([.C43];3;2))" office:value-type="float" office:value="62" calcext:value-type="float">
            <text:p>62</text:p>
          </table:table-cell>
          <table:table-cell table:formula="of:=[.D43]-[.D42]" office:value-type="float" office:value="-5" calcext:value-type="float">
            <text:p>-5</text:p>
          </table:table-cell>
          <table:table-cell table:formula="of:=SIGN([.E43])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H43]*[.D43]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s_sampleBuffer[6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9</text:p>
          </table:table-cell>
          <table:table-cell table:formula="of:=HEX2DEC(MID([.C44];3;2))" office:value-type="float" office:value="57" calcext:value-type="float">
            <text:p>57</text:p>
          </table:table-cell>
          <table:table-cell table:formula="of:=[.D44]-[.D43]" office:value-type="float" office:value="-5" calcext:value-type="float">
            <text:p>-5</text:p>
          </table:table-cell>
          <table:table-cell table:formula="of:=SIGN([.E44])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H44]*[.D44]"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s_sampleBuffer[7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34</text:p>
          </table:table-cell>
          <table:table-cell table:formula="of:=HEX2DEC(MID([.C45];3;2))" office:value-type="float" office:value="52" calcext:value-type="float">
            <text:p>52</text:p>
          </table:table-cell>
          <table:table-cell table:formula="of:=[.D45]-[.D44]" office:value-type="float" office:value="-5" calcext:value-type="float">
            <text:p>-5</text:p>
          </table:table-cell>
          <table:table-cell table:formula="of:=SIGN([.E45])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H45]*[.D45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s_sampleBuffer[8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2a</text:p>
          </table:table-cell>
          <table:table-cell table:formula="of:=HEX2DEC(MID([.C46];3;2))" office:value-type="float" office:value="42" calcext:value-type="float">
            <text:p>42</text:p>
          </table:table-cell>
          <table:table-cell table:formula="of:=[.D46]-[.D45]" office:value-type="float" office:value="-10" calcext:value-type="float">
            <text:p>-10</text:p>
          </table:table-cell>
          <table:table-cell table:formula="of:=SIGN([.E46])" office:value-type="float" office:value="-1" calcext:value-type="float">
            <text:p>-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H46]*[.D46]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s_sampleBuffer[9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25</text:p>
          </table:table-cell>
          <table:table-cell table:formula="of:=HEX2DEC(MID([.C47];3;2))" office:value-type="float" office:value="37" calcext:value-type="float">
            <text:p>37</text:p>
          </table:table-cell>
          <table:table-cell table:formula="of:=[.D47]-[.D46]" office:value-type="float" office:value="-5" calcext:value-type="float">
            <text:p>-5</text:p>
          </table:table-cell>
          <table:table-cell table:formula="of:=SIGN([.E47])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H47]*[.D47]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s_sampleBuffer[10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x23</text:p>
          </table:table-cell>
          <table:table-cell table:formula="of:=HEX2DEC(MID([.C48];3;2))" office:value-type="float" office:value="35" calcext:value-type="float">
            <text:p>35</text:p>
          </table:table-cell>
          <table:table-cell table:formula="of:=[.D48]-[.D47]" office:value-type="float" office:value="-2" calcext:value-type="float">
            <text:p>-2</text:p>
          </table:table-cell>
          <table:table-cell table:formula="of:=SIGN([.E48])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H48]*[.D48]" office:value-type="float" office:value="350" calcext:value-type="float">
            <text:p>350</text:p>
          </table:table-cell>
        </table:table-row>
        <table:table-row table:style-name="ro1">
          <table:table-cell table:number-columns-repeated="4"/>
          <table:table-cell table:formula="of:=AVERAGE([.E39:.E48])" office:value-type="float" office:value="-1.5" calcext:value-type="float">
            <text:p>-1.5</text:p>
          </table:table-cell>
          <table:table-cell table:formula="of:=AVERAGE([.F39:.F48])" office:value-type="float" office:value="-0.2" calcext:value-type="float">
            <text:p>-0.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sumx</text:p>
          </table:table-cell>
          <table:table-cell table:formula="of:=SUM([.H38:.H48])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umx2</text:p>
          </table:table-cell>
          <table:table-cell table:formula="of:=SUMSQ([.H38:.H48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umxy</text:p>
          </table:table-cell>
          <table:table-cell table:formula="of:=SUM([.N38:.N48])" office:value-type="float" office:value="2693" calcext:value-type="float">
            <text:p>269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umy</text:p>
          </table:table-cell>
          <table:table-cell table:formula="of:=SUM([.D38:.D48])" office:value-type="float" office:value="595" calcext:value-type="float">
            <text:p>59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umy2</text:p>
          </table:table-cell>
          <table:table-cell table:formula="of:=SUMSQ([.D38:.D48])" office:value-type="float" office:value="33569" calcext:value-type="float">
            <text:p>3356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denom</text:p>
          </table:table-cell>
          <table:table-cell table:formula="of:=([.H48]+1)*[.H52]-([.H51]*[.H51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m</text:p>
          </table:table-cell>
          <table:table-cell table:formula="of:=(([.H48]+1)*[.H53]-([.H51]*[.H54]))/[.H56]" office:value-type="float" office:value="-2.56363636363636" calcext:value-type="float">
            <text:p>-2.5636363636</text:p>
          </table:table-cell>
          <table:table-cell table:formula="of:=([.H48]+1)*[.H53]-([.H51]*[.H54])" office:value-type="float" office:value="-3102" calcext:value-type="float">
            <text:p>-31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formula="of:=([.H54]*[.H52]-[.H51]*[.H53])/[.H56]" office:value-type="float" office:value="66.9090909090909" calcext:value-type="float">
            <text:p>66.9090909091</text:p>
          </table:table-cell>
          <table:table-cell table:formula="of:=[.H54]*[.H52]-[.H51]*[.H53]" office:value-type="float" office:value="80960" calcext:value-type="float">
            <text:p>8096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formula="of:=[.I57]*[.G60]+[.I58]" office:value-type="float" office:value="66.9090909090909" calcext:value-type="float">
            <text:p>66.9090909091</text:p>
          </table:table-cell>
          <table:table-cell table:formula="of:=[.J57]*[.G60]+[.J58]" office:value-type="float" office:value="80960" calcext:value-type="float">
            <text:p>8096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H48]" office:value-type="float" office:value="10" calcext:value-type="float">
            <text:p>10</text:p>
          </table:table-cell>
          <table:table-cell table:formula="of:=[.I57]*[.G61]+[.I58]" office:value-type="float" office:value="41.2727272727273" calcext:value-type="float">
            <text:p>41.2727272727</text:p>
          </table:table-cell>
          <table:table-cell table:formula="of:=[.J57]*[.G61]+[.J58]" office:value-type="float" office:value="49940" calcext:value-type="float">
            <text:p>49940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61]-[.H60]" office:value-type="float" office:value="-25.6363636363636" calcext:value-type="float">
            <text:p>-25.6363636364</text:p>
          </table:table-cell>
          <table:table-cell table:formula="of:=[.I61]-[.I60]" office:value-type="float" office:value="-31020" calcext:value-type="float">
            <text:p>-3102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64]*[.A6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65]*[.A65]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B66]*[.A66]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B67]*[.A67]"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B68]*[.A68]"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69]*[.A69]"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B70]*[.A70]"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B71]*[.A71]" office:value-type="float" office:value="700" calcext:value-type="float">
            <text:p>70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B72]*[.A72]"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[.B73]*[.A73]" office:value-type="float" office:value="900" calcext:value-type="float">
            <text:p>90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74]*[.A74]"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B75]*[.A75]"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[.B76]*[.A76]" office:value-type="float" office:value="1200" calcext:value-type="float">
            <text:p>120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B77]*[.A77]" office:value-type="float" office:value="1300" calcext:value-type="float">
            <text:p>130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B78]*[.A78]" office:value-type="float" office:value="1400" calcext:value-type="float">
            <text:p>140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formula="of:=[.B79]*[.A79]" office:value-type="float" office:value="1500" calcext:value-type="float">
            <text:p>150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formula="of:=[.B80]*[.A80]"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formula="of:=[.B81]*[.A81]" office:value-type="float" office:value="1700" calcext:value-type="float">
            <text:p>170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[.B82]*[.A82]"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B83]*[.A83]" office:value-type="float" office:value="1900" calcext:value-type="float">
            <text:p>1900</text:p>
          </table:table-cell>
          <table:table-cell table:number-columns-repeated="11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sumx</text:p>
          </table:table-cell>
          <table:table-cell table:formula="of:=SUM([.A64:.A83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mx2</text:p>
          </table:table-cell>
          <table:table-cell table:formula="of:=SUMSQ([.A64:.A83])" office:value-type="float" office:value="2470" calcext:value-type="float">
            <text:p>24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mxy</text:p>
          </table:table-cell>
          <table:table-cell table:formula="of:=SUM([.C64:.C83])" office:value-type="float" office:value="19000" calcext:value-type="float">
            <text:p>19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my</text:p>
          </table:table-cell>
          <table:table-cell table:formula="of:=SUM([.B64:.B83])" office:value-type="float" office:value="2000" calcext:value-type="float">
            <text:p>2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my2</text:p>
          </table:table-cell>
          <table:table-cell table:formula="of:=SUMSQ([.B64:.B83])"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nom</text:p>
          </table:table-cell>
          <table:table-cell table:formula="of:=[.C95]-[.D95]" office:value-type="float" office:value="13300" calcext:value-type="float">
            <text:p>13300</text:p>
          </table:table-cell>
          <table:table-cell table:formula="of:=COUNT([.A64:.A83])*[.B91]" office:value-type="float" office:value="49400" calcext:value-type="float">
            <text:p>49400</text:p>
          </table:table-cell>
          <table:table-cell table:formula="of:=[.B90]*[.B90]" office:value-type="float" office:value="36100" calcext:value-type="float">
            <text:p>36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table:formula="of:=[.C96]-[.D96]" office:value-type="float" office:value="0" calcext:value-type="float">
            <text:p>0</text:p>
          </table:table-cell>
          <table:table-cell table:formula="of:=COUNT([.A64:.A83])*[.B92]" office:value-type="float" office:value="380000" calcext:value-type="float">
            <text:p>380000</text:p>
          </table:table-cell>
          <table:table-cell table:formula="of:=[.B90]*[.B93]" office:value-type="float" office:value="380000" calcext:value-type="float">
            <text:p>380000</text:p>
          </table:table-cell>
          <table:table-cell/>
          <table:table-cell table:formula="of:=[.B96]/[.B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formula="of:=[.C97]-[.D97]" office:value-type="float" office:value="1330000" calcext:value-type="float">
            <text:p>1330000</text:p>
          </table:table-cell>
          <table:table-cell table:formula="of:=[.B93]*[.B91]" office:value-type="float" office:value="4940000" calcext:value-type="float">
            <text:p>4940000</text:p>
          </table:table-cell>
          <table:table-cell table:formula="of:=[.B90]*[.B92]" office:value-type="float" office:value="3610000" calcext:value-type="float">
            <text:p>3610000</text:p>
          </table:table-cell>
          <table:table-cell/>
          <table:table-cell table:formula="of:=[.B97]/[.B95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formula="of:=POWER(2;31)" office:value-type="float" office:value="2147483648" calcext:value-type="float">
            <text:p>214748364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9:32:37.141047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6:55:58.881832085</meta:creation-date>
    <dc:date>2016-09-17T19:35:18.132232837</dc:date>
    <meta:editing-duration>PT14M33S</meta:editing-duration>
    <meta:editing-cycles>4</meta:editing-cycles>
    <meta:generator>LibreOffice/4.2.8.2$Linux_X86_64 LibreOffice_project/420m0$Build-2</meta:generator>
    <meta:document-statistic meta:table-count="1" meta:cell-count="3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36cm" svg:height="6.063cm" xlink:href=".." xlink:type="simple" chart:class="chart:line" chart:style-name="ch1">
        <chart:legend chart:legend-position="end" svg:x="7.34cm" svg:y="2.483cm" style:legend-expansion="high" chart:style-name="ch2"/>
        <chart:plot-area chart:style-name="ch3" table:cell-range-address="Sheet1.D38:Sheet1.D48" svg:x="0.228cm" svg:y="0.121cm" svg:width="6.884cm" svg:height="5.821cm">
          <chartooo:coordinate-region svg:x="0.849cm" svg:y="0.32cm" svg:width="6.076cm" svg:height="4.9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8:Sheet1.D48" chart:class="chart:line">
            <chart:regression-curve chart:style-name="ch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D38:Sheet1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89cm" svg:height="5.488cm" xlink:href=".." xlink:type="simple" chart:class="chart:line" chart:style-name="ch1">
        <chart:legend chart:legend-position="end" svg:x="7.093cm" svg:y="2.196cm" style:legend-expansion="high" chart:style-name="ch2"/>
        <chart:plot-area chart:style-name="ch3" table:cell-range-address="Sheet1.D26:Sheet1.D34" svg:x="0.223cm" svg:y="0.109cm" svg:width="6.647cm" svg:height="5.27cm">
          <chartooo:coordinate-region svg:x="1.03cm" svg:y="0.308cm" svg:width="5.746cm" svg:height="4.4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6:Sheet1.D34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">
                <text:p>76</text:p>
                <draw:g>
                  <svg:desc>Sheet1.D26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73cm" svg:height="5.792cm" xlink:href=".." xlink:type="simple" chart:class="chart:line" chart:style-name="ch1">
        <chart:legend chart:legend-position="end" svg:x="7.277cm" svg:y="2.348cm" style:legend-expansion="high" chart:style-name="ch2"/>
        <chart:plot-area chart:style-name="ch3" table:cell-range-address="Sheet1.D10:Sheet1.D23" svg:x="0.227cm" svg:y="0.115cm" svg:width="6.823cm" svg:height="5.562cm">
          <chartooo:coordinate-region svg:x="1.034cm" svg:y="0.314cm" svg:width="5.829cm" svg:height="4.7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0:Sheet1.D23" chart:class="chart:line">
            <chart:regression-curve chart:style-name="ch7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D10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